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aincode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office:value-type="string" calcext:value-type="string">
            <text:p>rem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-55544-4+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7-6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6575554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64-4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table:style-name="Default"/>
          <table:table-cell/>
          <table:table-cell office:value-type="string" calcext:value-type="string">
            <text:p>harusnya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54-4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666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37555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-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-5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4+347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765554-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4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65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4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55555555-5+5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55-55666555-55443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b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0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46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-554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171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C55-540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444-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20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544-4+33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+15-4566+665+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054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C554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a7-60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45555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A6665555443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65-64040553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22223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555767647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755A054-34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-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A5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4-2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7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5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11B074b4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56450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4-04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-4221276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75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B7655-5544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+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+34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6-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115576+6554+4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5-0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2+6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52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55-4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7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7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53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B57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5-4444+3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A4+12771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35565676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0510715566+7701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066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43-73325567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666+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56404-4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45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2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21a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5-54+322+1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555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+643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b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54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3+21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+7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+243B67554444444353534547443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456b5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44+455b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2114-44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b3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B544444+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+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365755-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66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01-511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701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+7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5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C57051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4C6576056+700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606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4444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-3b+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456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-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-556665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-72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0270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-5430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4C4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4455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714655-5555444+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+55544444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5b4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-4444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a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4A3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-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+625+21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40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B444443+21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76-5040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7555-5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4711A122271-111-075545-4443722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2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43A36261a1-1116654+4-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43+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+4-510b1214+71+2434533+72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5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55-5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227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+7521-2A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25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-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07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76503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333+4266654-33+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B7554677+00+6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7366506540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505554+5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7554+67474-44336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B4-4432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245560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4-43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-44433+21</text:p>
          </table:table-cell>
          <table:table-cell office:value-type="string" calcext:value-type="string">
            <text:p>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a3+5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+34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7655-4444-4+433-3+2+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6B4-43+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5334567605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4b44-4+4237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+45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745+43141065+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207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6+44637210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7660+0767+50-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444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45-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a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365352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3+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3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55555555453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5644A-5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75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55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43B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5554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543+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36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5B55-4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+2651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0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4-4B4444433+2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74-15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2220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67555-435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32B4-260434+2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3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011-015665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2+2615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555-443+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+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56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34A54775144-4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A11-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44-43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5B-4444444444444354733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55555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47555-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56+75+75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-7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1-111-17-70616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A55-543+46225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+5-75555555554-44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14+11-116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60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2+4+5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+5325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-543+2112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3+41+6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C5-45354445435354733+326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40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-43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-3+325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365C44-53534352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44-53534352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56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154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5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4C75564-700+57-6+57+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27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407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605455-54-3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544-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5-44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4B544-4545444-44332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+4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C467555-54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067055-03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16701111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546+5-5b4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4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1-1A1122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46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543+225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544535345+347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62224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733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6656050555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32+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6221-11155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6256055544-3+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7+61</text:p>
          </table:table-cell>
          <table:table-cell table:style-name="Default"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+50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B4754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+7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760655545-4443+3762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55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2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76655-544+47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21111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55+47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6544444+45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56-750600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A21-1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-432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57531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54+75-2731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+210711+2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+4044-43+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5650003+</text:p>
          </table:table-cell>
          <table:table-cell office:value-type="string" calcext:value-type="string">
            <text:p>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4b+2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655-5544-44+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6055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6755-54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6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055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+55-555-554+4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54-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55707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40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-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75A54-45464372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+5455-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a3+11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1-167553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7-550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52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a-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4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7640+74677+50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65554-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A554+53754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4+52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355644-43+</text:p>
          </table:table-cell>
          <table:table-cell table:style-name="Default"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A665607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0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+2114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3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222151166533+46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05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4C4-6765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+72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-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-755534-5443+221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54272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4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35414a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6474531A0730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3+325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52+223700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765555-543-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A2511274-5-44443-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52+7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2B557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24576+744-453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+622653+4-3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7045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b3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5544-3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12+301126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b4+112+30112664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4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52B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43+6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7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467055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A54-43+221A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 table:number-rows-repeated="10478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okup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ba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ظ</text:p>
          </table:table-cell>
          <table:table-cell table:formula="of:=VLOOKUP([.D19];[.$A$1:.$B$39];2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ؤ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أ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label.A2:label.B3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08T14:57:01.675190643</dc:date>
    <meta:editing-duration>P2DT10H57M</meta:editing-duration>
    <meta:editing-cycles>46</meta:editing-cycles>
    <meta:generator>LibreOffice/7.4.7.2$Linux_X86_64 LibreOffice_project/40$Build-2</meta:generator>
    <meta:document-statistic meta:table-count="2" meta:cell-count="1593" meta:object-count="0"/>
  </office:meta>
</office:document-meta>
</file>